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9.18633333333333cm"/>
    </style:style>
    <style:style style:name="co2" style:family="table-column">
      <style:table-column-properties fo:break-before="auto" style:column-width="1.566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18066666666667cm"/>
    </style:style>
    <style:style style:name="co7" style:family="table-column">
      <style:table-column-properties fo:break-before="auto" style:column-width="3.19616666666667cm"/>
    </style:style>
    <style:style style:name="co8" style:family="table-column">
      <style:table-column-properties fo:break-before="auto" style:column-width="2.68816666666667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3" table:number-columns-repeated="101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dateStart</text:p>
          </table:table-cell>
          <table:table-cell office:value-type="string" table:style-name="ce3">
            <text:p>dateEnd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clientId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lientUrl</text:p>
          </table:table-cell>
          <table:table-cell office:value-type="string" table:style-name="ce2">
            <text:p>subcontractorId</text:p>
          </table:table-cell>
          <table:table-cell office:value-type="string" table:style-name="ce2">
            <text:p>subcontractor</text:p>
          </table:table-cell>
          <table:table-cell office:value-type="string" table:style-name="ce2">
            <text:p>subcontractorUrl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REF_FAO_PSA_FIP</text:p>
          </table:table-cell>
          <table:table-cell office:value-type="string" table:style-name="ce1">
            <text:p>true</text:p>
          </table:table-cell>
          <table:table-cell office:value-type="date" office:date-value="2010-01-10T00:00:00" table:style-name="ce4">
            <text:p>10/01/2010</text:p>
          </table:table-cell>
          <table:table-cell office:value-type="date" office:date-value="2013-08-31T00:00:00" table:style-name="ce4">
            <text:p>31/08/2013</text:p>
          </table:table-cell>
          <table:table-cell office:value-type="string" table:style-name="ce4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 table:style-name="ce4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 table:style-name="ce4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Fisheries &amp; Aquaculture Department</text:p>
          </table:table-cell>
          <table:table-cell office:value-type="string" table:style-name="ce1">
            <text:p>http://www.fao.org/fisher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FAO_PSA_ESS</text:p>
          </table:table-cell>
          <table:table-cell office:value-type="string" table:style-name="ce1">
            <text:p>true</text:p>
          </table:table-cell>
          <table:table-cell office:value-type="date" office:date-value="2011-01-09T00:00:00" table:style-name="ce4">
            <text:p>09/01/2011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4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Economic and Social Development Department</text:p>
          </table:table-cell>
          <table:table-cell office:value-type="string" table:style-name="ce1">
            <text:p>http://www.fao.org/economic/ess/ess-ho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UMANIS_2014_S3E</text:p>
          </table:table-cell>
          <table:table-cell office:value-type="string" table:style-name="ce1">
            <text:p>true</text:p>
          </table:table-cell>
          <table:table-cell office:value-type="date" office:date-value="2014-01-10T00:00:00" table:style-name="ce4">
            <text:p>10/01/2014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4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 table:style-name="ce4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 table:style-name="ce4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UMANIS_2015_R</text:p>
          </table:table-cell>
          <table:table-cell office:value-type="string" table:style-name="ce1">
            <text:p>true</text:p>
          </table:table-cell>
          <table:table-cell office:value-type="date" office:date-value="2014-01-12T00:00:00" table:style-name="ce4">
            <text:p>12/01/2014</text:p>
          </table:table-cell>
          <table:table-cell office:value-type="date" office:date-value="2015-01-31T00:00:00" table:style-name="ce4">
            <text:p>31/01/2015</text:p>
          </table:table-cell>
          <table:table-cell office:value-type="string" table:style-name="ce4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 table:style-name="ce4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 table:style-name="ce4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_IFREMER_2016_DCSMM_FOND</text:p>
          </table:table-cell>
          <table:table-cell office:value-type="string" table:style-name="ce1">
            <text:p>true</text:p>
          </table:table-cell>
          <table:table-cell office:value-type="date" office:date-value="2016-12-02T00:00:00" table:style-name="ce4">
            <text:p>02/12/2016</text:p>
          </table:table-cell>
          <table:table-cell office:value-type="date" office:date-value="2016-12-16T00:00:00" table:style-name="ce4">
            <text:p>16/12/2016</text:p>
          </table:table-cell>
          <table:table-cell office:value-type="string" table:style-name="ce4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 table:style-name="ce4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 table:style-name="ce4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6_DCSMM_FLOT</text:p>
          </table:table-cell>
          <table:table-cell office:value-type="string" table:style-name="ce1">
            <text:p>true</text:p>
          </table:table-cell>
          <table:table-cell office:value-type="date" office:date-value="2017-01-07T00:00:00" table:style-name="ce4">
            <text:p>07/01/2017</text:p>
          </table:table-cell>
          <table:table-cell office:value-type="date" office:date-value="2017-01-17T00:00:00" table:style-name="ce4">
            <text:p>17/01/2017</text:p>
          </table:table-cell>
          <table:table-cell office:value-type="string" table:style-name="ce4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 table:style-name="ce4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 table:style-name="ce4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 table:style-name="ce4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LOT</text:p>
          </table:table-cell>
          <table:table-cell office:value-type="string" table:style-name="ce1">
            <text:p>true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 table:style-name="ce4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7_DCSMM_FOND_DATRAS</text:p>
          </table:table-cell>
          <table:table-cell office:value-type="string" table:style-name="ce1">
            <text:p>false</text:p>
          </table:table-cell>
          <table:table-cell office:value-type="date" office:date-value="2017-12-01T00:00:00" table:style-name="ce4">
            <text:p>01/12/2017</text:p>
          </table:table-cell>
          <table:table-cell office:value-type="date" office:date-value="2017-12-21T00:00:00" table:style-name="ce4">
            <text:p>21/12/2017</text:p>
          </table:table-cell>
          <table:table-cell office:value-type="string" table:style-name="ce4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CIEM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 table:style-name="ce4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 table:style-name="ce4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F_IFREMER_2018_DCSMM_FOND_SEADATANET</text:p>
          </table:table-cell>
          <table:table-cell office:value-type="string" table:style-name="ce1">
            <text:p>false</text:p>
          </table:table-cell>
          <table:table-cell office:value-type="date" office:date-value="2018-01-01T00:00:00" table:style-name="ce4">
            <text:p>01/01/2018</text:p>
          </table:table-cell>
          <table:table-cell office:value-type="date" office:date-value="2018-01-19T00:00:00" table:style-name="ce4">
            <text:p>19/01/2018</text:p>
          </table:table-cell>
          <table:table-cell office:value-type="string" table:style-name="ce4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) using the R package &lt;a href="https://github.com/eblondel/geometa"&gt;&lt;b&gt;geometa&lt;/b&gt;&lt;/a&gt;.</text:p>
          </table:table-cell>
          <table:table-cell office:value-type="string" table:style-name="ce4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ISO 19115/19139) mediante el paquete R &lt;a href="https://github.com/eblondel/geometa"&gt;&lt;b&gt;geometa&lt;/b&gt;&lt;/a&gt;.</text:p>
          </table:table-cell>
          <table:table-cell office:value-type="string" table:style-name="ce4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ISO 19115/19139) avec la librairie R &lt;a href="https://github.com/eblondel/geometa"&gt;&lt;b&gt;geometa&lt;/b&gt;&lt;/a&gt;.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manuel Blondel</dc:creator>
    <meta:creation-date>2016-11-06T13:40:24Z</meta:creation-date>
    <dc:date>2018-01-03T22:37:23Z</dc:date>
    <meta:editing-cycles>21</meta:editing-cycles>
    <meta:editing-duration>PT0S</meta:editing-duration>
  </office:meta>
</office:document-meta>
</file>